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5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084297094923493" calcext:value-type="float">
            <text:p>0.0084297094923493</text:p>
          </table:table-cell>
          <table:table-cell table:style-name="ce1" table:formula="of:=AVERAGE([.C3:.C32])" office:value-type="float" office:value="0.954564030965169" calcext:value-type="float">
            <text:p>0.954564030965169</text:p>
          </table:table-cell>
          <table:table-cell table:style-name="ce1" table:formula="of:=AVERAGE([.D3:.D32])" office:value-type="float" office:value="0.115077892113375" calcext:value-type="float">
            <text:p>0.115077892113375</text:p>
          </table:table-cell>
          <table:table-cell table:style-name="ce1" table:formula="of:=AVERAGE([.E3:.E32])" office:value-type="float" office:value="0.00906444294192716" calcext:value-type="float">
            <text:p>0.00906444294192716</text:p>
          </table:table-cell>
          <table:table-cell table:style-name="ce1" table:formula="of:=AVERAGE([.F3:.F32])" office:value-type="float" office:value="0.0160778865260068" calcext:value-type="float">
            <text:p>0.0160778865260068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30206010880228" calcext:value-type="float">
            <text:p>0.0130206010880228</text:p>
          </table:table-cell>
          <table:table-cell office:value-type="float" office:value="0.915565490722656" calcext:value-type="float">
            <text:p>0.915565490722656</text:p>
          </table:table-cell>
          <table:table-cell office:value-type="float" office:value="0.196765498652291" calcext:value-type="float">
            <text:p>0.196765498652291</text:p>
          </table:table-cell>
          <table:table-cell office:value-type="float" office:value="0.0137515305641895" calcext:value-type="float">
            <text:p>0.0137515305641895</text:p>
          </table:table-cell>
          <table:table-cell office:value-type="float" office:value="0.0257064882472049" calcext:value-type="float">
            <text:p>0.0257064882472049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23473275099088" calcext:value-type="float">
            <text:p>0.0023473275099088</text:p>
          </table:table-cell>
          <table:table-cell office:value-type="float" office:value="0.901100158691406" calcext:value-type="float">
            <text:p>0.901100158691406</text:p>
          </table:table-cell>
          <table:table-cell office:value-type="float" office:value="0.311224489795918" calcext:value-type="float">
            <text:p>0.311224489795918</text:p>
          </table:table-cell>
          <table:table-cell office:value-type="float" office:value="0.00235958533188922" calcext:value-type="float">
            <text:p>0.00235958533188922</text:p>
          </table:table-cell>
          <table:table-cell office:value-type="float" office:value="0.00468366093366093" calcext:value-type="float">
            <text:p>0.00468366093366093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941779135060585" calcext:value-type="float">
            <text:p>0.0941779135060585</text:p>
          </table:table-cell>
          <table:table-cell office:value-type="float" office:value="0.964923858642578" calcext:value-type="float">
            <text:p>0.964923858642578</text:p>
          </table:table-cell>
          <table:table-cell office:value-type="float" office:value="0.473033151904998" calcext:value-type="float">
            <text:p>0.473033151904998</text:p>
          </table:table-cell>
          <table:table-cell office:value-type="float" office:value="0.105216817081224" calcext:value-type="float">
            <text:p>0.105216817081224</text:p>
          </table:table-cell>
          <table:table-cell office:value-type="float" office:value="0.172143693166472" calcext:value-type="float">
            <text:p>0.17214369316647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338150407336144" calcext:value-type="float">
            <text:p>0.0338150407336144</text:p>
          </table:table-cell>
          <table:table-cell office:value-type="float" office:value="0.909969329833984" calcext:value-type="float">
            <text:p>0.909969329833984</text:p>
          </table:table-cell>
          <table:table-cell office:value-type="float" office:value="0.53393665158371" calcext:value-type="float">
            <text:p>0.53393665158371</text:p>
          </table:table-cell>
          <table:table-cell office:value-type="float" office:value="0.0348434995359825" calcext:value-type="float">
            <text:p>0.0348434995359825</text:p>
          </table:table-cell>
          <table:table-cell office:value-type="float" office:value="0.0654179701421613" calcext:value-type="float">
            <text:p>0.0654179701421613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183935568132347" calcext:value-type="float">
            <text:p>0.0183935568132347</text:p>
          </table:table-cell>
          <table:table-cell office:value-type="float" office:value="0.896785736083984" calcext:value-type="float">
            <text:p>0.896785736083984</text:p>
          </table:table-cell>
          <table:table-cell office:value-type="float" office:value="0.232996323529412" calcext:value-type="float">
            <text:p>0.232996323529412</text:p>
          </table:table-cell>
          <table:table-cell office:value-type="float" office:value="0.0195790693184012" calcext:value-type="float">
            <text:p>0.0195790693184012</text:p>
          </table:table-cell>
          <table:table-cell office:value-type="float" office:value="0.0361226888960137" calcext:value-type="float">
            <text:p>0.0361226888960137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0649412210845658" calcext:value-type="float">
            <text:p>0.00649412210845658</text:p>
          </table:table-cell>
          <table:table-cell office:value-type="float" office:value="0.920047760009766" calcext:value-type="float">
            <text:p>0.920047760009766</text:p>
          </table:table-cell>
          <table:table-cell office:value-type="float" office:value="0.216772151898734" calcext:value-type="float">
            <text:p>0.216772151898734</text:p>
          </table:table-cell>
          <table:table-cell office:value-type="float" office:value="0.00665016261346537" calcext:value-type="float">
            <text:p>0.00665016261346537</text:p>
          </table:table-cell>
          <table:table-cell office:value-type="float" office:value="0.0129044412000188" calcext:value-type="float">
            <text:p>0.0129044412000188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62742102678815" calcext:value-type="float">
            <text:p>0.0062742102678815</text:p>
          </table:table-cell>
          <table:table-cell office:value-type="float" office:value="0.930519104003906" calcext:value-type="float">
            <text:p>0.930519104003906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00636097129265999" calcext:value-type="float">
            <text:p>0.00636097129265999</text:p>
          </table:table-cell>
          <table:table-cell office:value-type="float" office:value="0.0124701800043375" calcext:value-type="float">
            <text:p>0.0124701800043375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0218770509735288" calcext:value-type="float">
            <text:p>0.000218770509735288</text:p>
          </table:table-cell>
          <table:table-cell office:value-type="float" office:value="0.982566833496094" calcext:value-type="float">
            <text:p>0.982566833496094</text:p>
          </table:table-cell>
          <table:table-cell office:value-type="float" office:value="0.00221238938053097" calcext:value-type="float">
            <text:p>0.00221238938053097</text:p>
          </table:table-cell>
          <table:table-cell office:value-type="float" office:value="0.000242718446601942" calcext:value-type="float">
            <text:p>0.000242718446601942</text:p>
          </table:table-cell>
          <table:table-cell office:value-type="float" office:value="0.000437445319335083" calcext:value-type="float">
            <text:p>0.00043744531933508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" calcext:value-type="float">
            <text:p>0</text:p>
          </table:table-cell>
          <table:table-cell office:value-type="float" office:value="0.888473510742188" calcext:value-type="float">
            <text:p>0.88847351074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1090545654297" calcext:value-type="float">
            <text:p>0.981090545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0944811871283277" calcext:value-type="float">
            <text:p>0.000944811871283277</text:p>
          </table:table-cell>
          <table:table-cell office:value-type="float" office:value="0.931427001953125" calcext:value-type="float">
            <text:p>0.931427001953125</text:p>
          </table:table-cell>
          <table:table-cell office:value-type="float" office:value="0.16504854368932" calcext:value-type="float">
            <text:p>0.16504854368932</text:p>
          </table:table-cell>
          <table:table-cell office:value-type="float" office:value="0.000949349416429329" calcext:value-type="float">
            <text:p>0.000949349416429329</text:p>
          </table:table-cell>
          <table:table-cell office:value-type="float" office:value="0.00188784008883953" calcext:value-type="float">
            <text:p>0.00188784008883953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" calcext:value-type="float">
            <text:p>0</text:p>
          </table:table-cell>
          <table:table-cell office:value-type="float" office:value="0.96612548828125" calcext:value-type="float">
            <text:p>0.96612548828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352053339194783" calcext:value-type="float">
            <text:p>0.0352053339194783</text:p>
          </table:table-cell>
          <table:table-cell office:value-type="float" office:value="0.8995361328125" calcext:value-type="float">
            <text:p>0.8995361328125</text:p>
          </table:table-cell>
          <table:table-cell office:value-type="float" office:value="0.353568800588668" calcext:value-type="float">
            <text:p>0.353568800588668</text:p>
          </table:table-cell>
          <table:table-cell office:value-type="float" office:value="0.0376272513703994" calcext:value-type="float">
            <text:p>0.0376272513703994</text:p>
          </table:table-cell>
          <table:table-cell office:value-type="float" office:value="0.0680161370231439" calcext:value-type="float">
            <text:p>0.0680161370231439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12385060733341" calcext:value-type="float">
            <text:p>0.0112385060733341</text:p>
          </table:table-cell>
          <table:table-cell office:value-type="float" office:value="0.966773986816406" calcext:value-type="float">
            <text:p>0.966773986816406</text:p>
          </table:table-cell>
          <table:table-cell office:value-type="float" office:value="0.109513274336283" calcext:value-type="float">
            <text:p>0.109513274336283</text:p>
          </table:table-cell>
          <table:table-cell office:value-type="float" office:value="0.0123688155922039" calcext:value-type="float">
            <text:p>0.0123688155922039</text:p>
          </table:table-cell>
          <table:table-cell office:value-type="float" office:value="0.0222272114952851" calcext:value-type="float">
            <text:p>0.0222272114952851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695249130938586" calcext:value-type="float">
            <text:p>0.00695249130938586</text:p>
          </table:table-cell>
          <table:table-cell office:value-type="float" office:value="0.990192413330078" calcext:value-type="float">
            <text:p>0.990192413330078</text:p>
          </table:table-cell>
          <table:table-cell office:value-type="float" office:value="0.0927835051546392" calcext:value-type="float">
            <text:p>0.0927835051546392</text:p>
          </table:table-cell>
          <table:table-cell office:value-type="float" office:value="0.00745959386655615" calcext:value-type="float">
            <text:p>0.00745959386655615</text:p>
          </table:table-cell>
          <table:table-cell office:value-type="float" office:value="0.0138089758342923" calcext:value-type="float">
            <text:p>0.0138089758342923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" calcext:value-type="float">
            <text:p>0</text:p>
          </table:table-cell>
          <table:table-cell office:value-type="float" office:value="0.990741729736328" calcext:value-type="float">
            <text:p>0.990741729736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38085990600847" calcext:value-type="float">
            <text:p>0.0238085990600847</text:p>
          </table:table-cell>
          <table:table-cell office:value-type="float" office:value="0.904121398925781" calcext:value-type="float">
            <text:p>0.904121398925781</text:p>
          </table:table-cell>
          <table:table-cell office:value-type="float" office:value="0.44941348973607" calcext:value-type="float">
            <text:p>0.44941348973607</text:p>
          </table:table-cell>
          <table:table-cell office:value-type="float" office:value="0.0245239238278125" calcext:value-type="float">
            <text:p>0.0245239238278125</text:p>
          </table:table-cell>
          <table:table-cell office:value-type="float" office:value="0.0465098634294385" calcext:value-type="float">
            <text:p>0.0465098634294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3:21.548329703</dc:date>
    <meta:editing-duration>PT17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